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CNT_DAC</text:span></text:p>
      <text:p text:style-name="P2">library ieee;</text:p>
      <text:p text:style-name="Standard">use ieee.std_logic_1164.all;</text:p>
      <text:p text:style-name="Standard">use ieee.numeric_std.all;</text:p>
      <text:p text:style-name="Standard"/>
      <text:p text:style-name="Standard">entity cnt_dac is</text:p>
      <text:p text:style-name="Standard"><text:s text:c="2"/>port (</text:p>
      <text:p text:style-name="Standard"><text:s text:c="4"/>CLK <text:s text:c="4"/>: in <text:s/>std_logic;</text:p>
      <text:p text:style-name="Standard"><text:s text:c="4"/>RST <text:s text:c="4"/>: in <text:s/>std_logic;</text:p>
      <text:p text:style-name="Standard"><text:s text:c="4"/>DATO1 <text:s text:c="2"/>: in <text:s/>std_logic_vector(7 downto 0);</text:p>
      <text:p text:style-name="Standard"><text:s text:c="4"/>DATO2 <text:s text:c="2"/>: in <text:s/>std_logic_vector(7 downto 0);</text:p>
      <text:p text:style-name="Standard"><text:s text:c="4"/>DATO_OK : in <text:s/>std_logic;</text:p>
      <text:p text:style-name="Standard"><text:s text:c="4"/>SYNC <text:s text:c="3"/>: out std_logic;</text:p>
      <text:p text:style-name="Standard"><text:s text:c="4"/>SCLK <text:s text:c="3"/>: out std_logic;</text:p>
      <text:p text:style-name="Standard"><text:s text:c="4"/>D1 <text:s text:c="5"/>: out std_logic;</text:p>
      <text:p text:style-name="Standard"><text:s text:c="4"/>D2 <text:s text:c="5"/>: out std_logic);</text:p>
      <text:p text:style-name="Standard">end cnt_dac;</text:p>
      <text:p text:style-name="Standard"/>
      <text:p text:style-name="Standard">architecture RTL of cnt_dac is</text:p>
      <text:p text:style-name="Standard"><text:s text:c="2"/>signal D1BD <text:s text:c="5"/>: std_logic_vector(7 downto 0); <text:s/></text:p>
      <text:p text:style-name="Standard"><text:s text:c="2"/>signal D2BD <text:s text:c="5"/>: std_logic_vector(7 downto 0); </text:p>
      <text:p text:style-name="Standard"><text:s text:c="2"/>signal SCDATA <text:s text:c="3"/>: std_logic_vector(3 downto 0); <text:s/></text:p>
      <text:p text:style-name="Standard"><text:s text:c="2"/>signal CEC <text:s text:c="6"/>: std_logic; <text:s/></text:p>
      <text:p text:style-name="Standard"><text:s text:c="2"/>signal Q0 <text:s text:c="7"/>: std_logic; <text:s text:c="8"/></text:p>
      <text:p text:style-name="Standard"><text:s text:c="2"/>signal Q1 <text:s text:c="7"/>: std_logic; <text:s text:c="8"/></text:p>
      <text:p text:style-name="Standard"><text:s text:c="2"/>signal FinTX <text:s text:c="4"/>: std_logic;</text:p>
      <text:p text:style-name="Standard"><text:s text:c="2"/>signal Stado_Rep : std_logic;</text:p>
      <text:p text:style-name="Standard"><text:s text:c="2"/>signal RE_CB <text:s text:c="4"/>: std_logic;</text:p>
      <text:p text:style-name="Standard"/>
      <text:p text:style-name="Standard"><text:s text:c="2"/>type MEF is (REP, TX, R1, R2);</text:p>
      <text:p text:style-name="Standard"><text:s text:c="2"/>signal std_act, prox_std : MEF;</text:p>
      <text:p text:style-name="Standard"><text:s text:c="2"/></text:p>
      <text:p text:style-name="Standard">begin <text:s/>-- RTL</text:p>
      <text:p text:style-name="Standard"/>
      <text:p text:style-name="Standard"><text:s text:c="2"/>process (CLK, RST) is</text:p>
      <text:p text:style-name="Standard"><text:s text:c="2"/>begin</text:p>
      <text:p text:style-name="Standard"><text:s text:c="4"/>if RST = '1' then</text:p>
      <text:p text:style-name="Standard"><text:s text:c="6"/>D1BD &lt;= (others =&gt; '0');</text:p>
      <text:p text:style-name="Standard"><text:s text:c="4"/>elsif CLK'event and CLK = '1' then</text:p>
      <text:p text:style-name="Standard"><text:s text:c="6"/>if DATO_OK = '1' then</text:p>
      <text:p text:style-name="Standard"><text:s text:c="8"/>D1BD(0) &lt;= DATO1(0);</text:p>
      <text:p text:style-name="Standard"><text:s text:c="8"/>D1BD(1) &lt;= DATO1(1);</text:p>
      <text:p text:style-name="Standard"><text:s text:c="8"/>D1BD(2) &lt;= DATO1(2);</text:p>
      <text:p text:style-name="Standard"><text:s text:c="8"/>D1BD(3) &lt;= DATO1(3);</text:p>
      <text:p text:style-name="Standard"><text:s text:c="8"/>D1BD(4) &lt;= DATO1(4);</text:p>
      <text:p text:style-name="Standard"><text:s text:c="8"/>D1BD(5) &lt;= DATO1(5);</text:p>
      <text:p text:style-name="Standard"><text:s text:c="8"/>D1BD(6) &lt;= DATO1(6);</text:p>
      <text:p text:style-name="Standard"><text:s text:c="8"/>D1BD(7) &lt;= DATO1(7)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><text:s text:c="2"/></text:p>
      <text:p text:style-name="Standard"><text:soft-page-break/><text:s text:c="2"/>process (CLK, RST) is</text:p>
      <text:p text:style-name="Standard"><text:s text:c="2"/>begin</text:p>
      <text:p text:style-name="Standard"><text:s text:c="4"/>if RST = '1' then</text:p>
      <text:p text:style-name="Standard"><text:s text:c="6"/>D2BD &lt;= (others =&gt; '0');</text:p>
      <text:p text:style-name="Standard"><text:s text:c="4"/>elsif CLK'event and CLK = '1' then</text:p>
      <text:p text:style-name="Standard"><text:s text:c="6"/>if DATO_OK = '1' then</text:p>
      <text:p text:style-name="Standard"><text:s text:c="8"/>D2BD(0) &lt;= DATO2(0);</text:p>
      <text:p text:style-name="Standard"><text:s text:c="8"/>D2BD(1) &lt;= DATO2(1);</text:p>
      <text:p text:style-name="Standard"><text:s text:c="8"/>D2BD(2) &lt;= DATO2(2);</text:p>
      <text:p text:style-name="Standard"><text:s text:c="8"/>D2BD(3) &lt;= DATO2(3);</text:p>
      <text:p text:style-name="Standard"><text:s text:c="8"/>D2BD(4) &lt;= DATO2(4);</text:p>
      <text:p text:style-name="Standard"><text:s text:c="8"/>D2BD(5) &lt;= DATO2(5);</text:p>
      <text:p text:style-name="Standard"><text:s text:c="8"/>D2BD(6) &lt;= DATO2(6);</text:p>
      <text:p text:style-name="Standard"><text:s text:c="8"/>D2BD(7) &lt;= DATO2(7)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D1BD, SCDATA) is</text:p>
      <text:p text:style-name="Standard"><text:s text:c="2"/>begin</text:p>
      <text:p text:style-name="Standard"><text:s text:c="4"/>case SCDATA is</text:p>
      <text:p text:style-name="Standard"><text:tab/><text:tab/>when "0000" =&gt; D1 &lt;= '0';</text:p>
      <text:p text:style-name="Standard"><text:s text:c="6"/>when "0001" =&gt; D1 &lt;= '0';</text:p>
      <text:p text:style-name="Standard"><text:s text:c="6"/>when "0010" =&gt; D1 &lt;= '0';</text:p>
      <text:p text:style-name="Standard"><text:s text:c="6"/>when "0011" =&gt; D1 &lt;= '0';</text:p>
      <text:p text:style-name="Standard"><text:s text:c="6"/>when "0100" =&gt; D1 &lt;= D1BD(0);</text:p>
      <text:p text:style-name="Standard"><text:s text:c="6"/>when "0101" =&gt; D1 &lt;= D1BD(1);</text:p>
      <text:p text:style-name="Standard"><text:s text:c="6"/>when "0110" =&gt; D1 &lt;= D1BD(2);</text:p>
      <text:p text:style-name="Standard"><text:s text:c="6"/>when "0111" =&gt; D1 &lt;= D1BD(3);</text:p>
      <text:p text:style-name="Standard"><text:s text:c="6"/>when "1000" =&gt; D1 &lt;= D1BD(4);</text:p>
      <text:p text:style-name="Standard"><text:s text:c="6"/>when "1001" =&gt; D1 &lt;= D1BD(5);</text:p>
      <text:p text:style-name="Standard"><text:s text:c="6"/>when "1010" =&gt; D1 &lt;= D1BD(6);</text:p>
      <text:p text:style-name="Standard"><text:s text:c="6"/>when "1011" =&gt; D1 &lt;= D1BD(7);</text:p>
      <text:p text:style-name="Standard"><text:s text:c="6"/>when "1100" =&gt; D1 &lt;= '0';</text:p>
      <text:p text:style-name="Standard"><text:s text:c="6"/>when "1101" =&gt; D1 &lt;= '0';</text:p>
      <text:p text:style-name="Standard"><text:s text:c="6"/>when "1110" =&gt; D1 &lt;= '0';</text:p>
      <text:p text:style-name="Standard"><text:s text:c="6"/>when others =&gt; D1 &lt;= '0';</text:p>
      <text:p text:style-name="Standard"><text:s text:c="4"/>end case;</text:p>
      <text:p text:style-name="Standard"><text:s text:c="2"/>end process;</text:p>
      <text:p text:style-name="Standard"/>
      <text:p text:style-name="Standard"><text:s text:c="2"/>process (D2BD, SCDATA) is</text:p>
      <text:p text:style-name="Standard"><text:s text:c="2"/>begin</text:p>
      <text:p text:style-name="Standard"><text:s text:c="4"/>case SCDATA is</text:p>
      <text:p text:style-name="Standard"><text:tab/><text:tab/>when "0000" =&gt; D2 &lt;= '0';</text:p>
      <text:p text:style-name="Standard"><text:s text:c="6"/>when "0001" =&gt; D2 &lt;= '0';</text:p>
      <text:p text:style-name="Standard"><text:s text:c="6"/>when "0010" =&gt; D2 &lt;= '0';</text:p>
      <text:p text:style-name="Standard"><text:s text:c="6"/>when "0011" =&gt; D2 &lt;= '0';</text:p>
      <text:p text:style-name="Standard"><text:s text:c="6"/>when "0100" =&gt; D2 &lt;= D2BD(0);</text:p>
      <text:p text:style-name="Standard"><text:s text:c="6"/>when "0101" =&gt; D2 &lt;= D2BD(1);</text:p>
      <text:p text:style-name="Standard"><text:s text:c="6"/>when "0110" =&gt; D2 &lt;= D2BD(2);</text:p>
      <text:p text:style-name="Standard"><text:s text:c="6"/>when "0111" =&gt; D2 &lt;= D2BD(3);</text:p>
      <text:p text:style-name="Standard"><text:s text:c="6"/>when "1000" =&gt; D2 &lt;= D2BD(4);</text:p>
      <text:p text:style-name="Standard"><text:soft-page-break/><text:s text:c="6"/>when "1001" =&gt; D2 &lt;= D2BD(5);</text:p>
      <text:p text:style-name="Standard"><text:s text:c="6"/>when "1010" =&gt; D2 &lt;= D2BD(6);</text:p>
      <text:p text:style-name="Standard"><text:s text:c="6"/>when "1011" =&gt; D2 &lt;= D2BD(7);</text:p>
      <text:p text:style-name="Standard"><text:s text:c="6"/>when "1100" =&gt; D2 &lt;= '0';</text:p>
      <text:p text:style-name="Standard"><text:s text:c="6"/>when "1101" =&gt; D2 &lt;= '0';</text:p>
      <text:p text:style-name="Standard"><text:s text:c="6"/>when "1110" =&gt; D2 &lt;= '0';</text:p>
      <text:p text:style-name="Standard"><text:s text:c="6"/>when others =&gt; D2 &lt;= '0';</text:p>
      <text:p text:style-name="Standard"><text:s text:c="4"/>end case;</text:p>
      <text:p text:style-name="Standard"><text:s text:c="2"/>end process;</text:p>
      <text:p text:style-name="Standard"/>
      <text:p text:style-name="Standard"><text:s text:c="2"/>CEC &lt;= '1' when Q0 = '1' and Q1= '0' else '0';</text:p>
      <text:p text:style-name="Standard"/>
      <text:p text:style-name="Standard"><text:s text:c="2"/>SCLK &lt;= Q1;</text:p>
      <text:p text:style-name="Standard"/>
      <text:p text:style-name="Standard"><text:s text:c="2"/>process (CLK, RST, Stado_Rep) is</text:p>
      <text:p text:style-name="Standard"><text:s text:c="2"/>begin</text:p>
      <text:p text:style-name="Standard"><text:tab/> if RST = '1' then</text:p>
      <text:p text:style-name="Standard"><text:tab/> <text:s text:c="2"/>SCDATA &lt;= (others =&gt; '0'); <text:s text:c="7"/>--pone a 0 pero seria 1 preguntar</text:p>
      <text:p text:style-name="Standard"><text:s text:c="4"/>elsif Stado_Rep = '0' then</text:p>
      <text:p text:style-name="Standard"><text:s text:c="6"/>SCDATA &lt;= (others =&gt; '0'); <text:s text:c="7"/>--pone a 0 pero seria 1 preguntar</text:p>
      <text:p text:style-name="Standard"><text:s text:c="4"/>elsif CLK'event and CLK = '1' then</text:p>
      <text:p text:style-name="Standard"><text:s text:c="6"/>if CEC = '1' then</text:p>
      <text:p text:style-name="Standard"><text:s text:c="8"/>if SCDATA = x"0" then</text:p>
      <text:p text:style-name="Standard"><text:s text:c="10"/>SCDATA &lt;= (others =&gt; '1');</text:p>
      <text:p text:style-name="Standard"><text:s text:c="8"/>else</text:p>
      <text:p text:style-name="Standard"><text:s text:c="10"/>SCDATA &lt;= std_logic_vector(unsigned(SCDATA)-1);</text:p>
      <text:p text:style-name="Standard"><text:s text:c="8"/>end if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LK, RST, RE_CB) is</text:p>
      <text:p text:style-name="Standard"><text:s text:c="4"/>variable cnt : std_logic_vector(1 downto 0);</text:p>
      <text:p text:style-name="Standard"><text:s text:c="2"/>begin</text:p>
      <text:p text:style-name="Standard"><text:s text:c="4"/>if RST = '1' then</text:p>
      <text:p text:style-name="Standard"><text:s text:c="6"/>cnt := (others =&gt; '0');</text:p>
      <text:p text:style-name="Standard"><text:s text:c="6"/>Q0 <text:s/>&lt;= '0';</text:p>
      <text:p text:style-name="Standard"><text:s text:c="6"/>Q1 <text:s/>&lt;= '0';</text:p>
      <text:p text:style-name="Standard"><text:s text:c="4"/>elsif RE_CB = '0' then</text:p>
      <text:p text:style-name="Standard"><text:s text:c="6"/>cnt := (others =&gt; '0');</text:p>
      <text:p text:style-name="Standard"><text:s text:c="6"/>Q0 <text:s/>&lt;= '0';</text:p>
      <text:p text:style-name="Standard"><text:s text:c="6"/>Q1 <text:s/>&lt;= '0';</text:p>
      <text:p text:style-name="Standard"><text:s text:c="4"/>elsif CLK'event and CLK = '1' then</text:p>
      <text:p text:style-name="Standard"><text:s text:c="6"/>if cnt = "11" then</text:p>
      <text:p text:style-name="Standard"><text:s text:c="8"/>cnt := (others =&gt; '0');</text:p>
      <text:p text:style-name="Standard"><text:s text:c="8"/>Q0 <text:s/>&lt;= cnt(0);</text:p>
      <text:p text:style-name="Standard"><text:s text:c="8"/>Q1 <text:s/>&lt;= cnt(1);</text:p>
      <text:p text:style-name="Standard"><text:s text:c="6"/>else</text:p>
      <text:p text:style-name="Standard"><text:s text:c="8"/>cnt := std_logic_vector(unsigned(cnt)+1);</text:p>
      <text:p text:style-name="Standard"><text:s text:c="8"/>Q0 <text:s/>&lt;= cnt(0);</text:p>
      <text:p text:style-name="Standard"><text:s text:c="8"/>Q1 <text:s/>&lt;= cnt(1);</text:p>
      <text:p text:style-name="Standard"><text:s text:c="6"/>end if;</text:p>
      <text:p text:style-name="Standard"><text:soft-page-break/><text:s text:c="4"/>end if;</text:p>
      <text:p text:style-name="Standard"><text:s text:c="2"/>end process;</text:p>
      <text:p text:style-name="Standard"/>
      <text:p text:style-name="Standard"><text:s text:c="2"/>process (DATO_OK, FinTX, std_act) is</text:p>
      <text:p text:style-name="Standard"><text:s text:c="2"/>begin</text:p>
      <text:p text:style-name="Standard"><text:s text:c="4"/>case std_act is</text:p>
      <text:p text:style-name="Standard"><text:s text:c="6"/>when REP =&gt;</text:p>
      <text:p text:style-name="Standard"><text:s text:c="8"/>if DATO_OK = '1' then</text:p>
      <text:p text:style-name="Standard"><text:s text:c="10"/>prox_std &lt;= TX;</text:p>
      <text:p text:style-name="Standard"><text:s text:c="8"/>else</text:p>
      <text:p text:style-name="Standard"><text:s text:c="10"/>prox_std &lt;= REP;</text:p>
      <text:p text:style-name="Standard"><text:s text:c="8"/>end if;</text:p>
      <text:p text:style-name="Standard"><text:s text:c="6"/>when Tx =&gt;</text:p>
      <text:p text:style-name="Standard"><text:s text:c="8"/>if FinTX = '1' then</text:p>
      <text:p text:style-name="Standard"><text:s text:c="10"/>prox_std &lt;= R1;</text:p>
      <text:p text:style-name="Standard"><text:s text:c="8"/>else</text:p>
      <text:p text:style-name="Standard"><text:s text:c="10"/>prox_std &lt;= TX;</text:p>
      <text:p text:style-name="Standard"><text:s text:c="8"/>end if;</text:p>
      <text:p text:style-name="Standard"><text:s text:c="6"/>when R1 =&gt; prox_std &lt;= R2;</text:p>
      <text:p text:style-name="Standard"><text:s text:c="6"/>when R2 =&gt; prox_std &lt;= REP;</text:p>
      <text:p text:style-name="Standard"><text:s text:c="4"/>end case;</text:p>
      <text:p text:style-name="Standard"><text:s text:c="2"/>end process;</text:p>
      <text:p text:style-name="Standard"/>
      <text:p text:style-name="Standard"><text:s text:c="2"/>process (CLK, RST) is</text:p>
      <text:p text:style-name="Standard"><text:s text:c="2"/>begin <text:s/>-- process</text:p>
      <text:p text:style-name="Standard"><text:s text:c="4"/>if RST = '1' then <text:s text:c="17"/></text:p>
      <text:p text:style-name="Standard"><text:s text:c="6"/>std_act &lt;= REP;</text:p>
      <text:p text:style-name="Standard"><text:s text:c="4"/>elsif CLK'event and CLK = '1' then <text:s/></text:p>
      <text:p text:style-name="Standard"><text:s text:c="6"/>std_act &lt;= prox_std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std_act, DATO_OK) is</text:p>
      <text:p text:style-name="Standard"><text:s text:c="2"/>begin <text:s/>-- process</text:p>
      <text:p text:style-name="Standard"><text:s text:c="4"/>case std_act is</text:p>
      <text:p text:style-name="Standard"><text:s text:c="6"/>when REP =&gt; SYNC &lt;= '1';</text:p>
      <text:p text:style-name="Standard"><text:s text:c="6"/>when TX =&gt;</text:p>
      <text:p text:style-name="Standard"><text:s text:c="8"/>if DATO_OK = '0' then</text:p>
      <text:p text:style-name="Standard"><text:s text:c="10"/>SYNC &lt;= '0';</text:p>
      <text:p text:style-name="Standard"><text:s text:c="8"/>else</text:p>
      <text:p text:style-name="Standard"><text:s text:c="10"/>SYNC &lt;= '1';</text:p>
      <text:p text:style-name="Standard"><text:s text:c="8"/>end if;</text:p>
      <text:p text:style-name="Standard"><text:s text:c="6"/>when R1 =&gt; SYNC &lt;= '0';</text:p>
      <text:p text:style-name="Standard"><text:s text:c="6"/>when R2 =&gt; SYNC &lt;= '0';</text:p>
      <text:p text:style-name="Standard"><text:s text:c="4"/>end case;</text:p>
      <text:p text:style-name="Standard"><text:s text:c="2"/>end process;</text:p>
      <text:p text:style-name="Standard"/>
      <text:p text:style-name="Standard"><text:s text:c="2"/>FinTX &lt;= '1' when SCDATA = "0000" and std_act = TX and Q1 = '1' else '0';</text:p>
      <text:p text:style-name="Standard"/>
      <text:p text:style-name="Standard"><text:s text:c="2"/>Stado_Rep &lt;= '0' when std_act = REP else '1';</text:p>
      <text:p text:style-name="Standard"><text:s text:c="2"/>RE_CB &lt;= '0' when std_act = REP or DATO_OK = '1' else '1';</text:p>
      <text:p text:style-name="Standard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0:55:16.21</meta:creation-date>
    <dc:date>2015-04-28T19:02:10.27</dc:date>
    <dc:creator>Pedro Barquin Ayuso</dc:creator>
    <meta:editing-duration>PT3M2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4" meta:paragraph-count="193" meta:word-count="798" meta:character-count="5058"/>
  </office:meta>
</office:document-meta>
</file>